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PINT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.3">
            <text:p>1.3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.2">
            <text:p>1.2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0.7">
            <text:p>0.7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table:formula="of:=SUM([.B1:.B19])" office:value-type="float" office:value="19">
            <text:p>19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table:formula="of:=SUM([.B1:.B20])" office:value-type="float" office:value="20">
            <text:p>2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7/14/2015</text:date>, <text:time>13:4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v Elliott</meta:initial-creator>
    <meta:creation-date>2015-07-14T13:18:35.88</meta:creation-date>
    <dc:date>2015-07-14T13:42:14.62</dc:date>
    <dc:creator>Irv Elliott</dc:creator>
    <meta:editing-duration>PT8M18S</meta:editing-duration>
    <meta:editing-cycles>1</meta:editing-cycles>
    <meta:document-statistic meta:table-count="3" meta:cell-count="38" meta:object-count="0"/>
    <meta:generator>OpenOffice/4.1.1$Win32 OpenOffice.org_project/411m6$Build-9775</meta:generator>
  </office:meta>
</office:document-meta>
</file>